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ptember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06" table:style-name="ce4">
            <text:p>306</text:p>
          </table:table-cell>
          <table:table-cell office:value-type="float" office:value="290.47406000000001" table:style-name="ce4">
            <text:p>290</text:p>
          </table:table-cell>
          <table:table-cell office:value-type="float" office:value="806" table:style-name="ce4">
            <text:p>806</text:p>
          </table:table-cell>
          <table:table-cell office:value-type="float" office:value="782.4029700000001" table:style-name="ce4">
            <text:p>782</text:p>
          </table:table-cell>
          <table:table-cell office:value-type="float" office:value="3801" table:style-name="ce4">
            <text:p>3,801</text:p>
          </table:table-cell>
          <table:table-cell office:value-type="float" office:value="3708.6441799999984" table:style-name="ce4">
            <text:p>3,709</text:p>
          </table:table-cell>
          <table:table-cell office:value-type="float" office:value="2153" table:style-name="ce4">
            <text:p>2,153</text:p>
          </table:table-cell>
          <table:table-cell office:value-type="float" office:value="2101.5223799999999" table:style-name="ce4">
            <text:p>2,102</text:p>
          </table:table-cell>
          <table:table-cell office:value-type="float" office:value="162" table:style-name="ce4">
            <text:p>162</text:p>
          </table:table-cell>
          <table:table-cell office:value-type="float" office:value="159.34488999999999" table:style-name="ce4">
            <text:p>159</text:p>
          </table:table-cell>
          <table:table-cell office:value-type="float" office:value="35" table:style-name="ce4">
            <text:p>35</text:p>
          </table:table-cell>
          <table:table-cell office:value-type="float" office:value="33.174869999999999" table:style-name="ce4">
            <text:p>33</text:p>
          </table:table-cell>
          <table:table-cell office:value-type="float" office:value="7263" table:style-name="ce4">
            <text:p>7,263</text:p>
          </table:table-cell>
          <table:table-cell office:value-type="float" office:value="7075.5633499999994" table:style-name="ce4">
            <text:p>7,076</text:p>
          </table:table-cell>
          <table:table-cell office:value-type="float" office:value="86" table:style-name="ce4">
            <text:p>86</text:p>
          </table:table-cell>
          <table:table-cell office:value-type="float" office:value="83.43" table:style-name="ce4">
            <text:p>83</text:p>
          </table:table-cell>
          <table:table-cell office:value-type="float" office:value="47" table:style-name="ce4">
            <text:p>47</text:p>
          </table:table-cell>
          <table:table-cell office:value-type="float" office:value="41.6" table:style-name="ce4">
            <text:p>42</text:p>
          </table:table-cell>
          <table:table-cell office:value-type="float" office:value="515" table:style-name="ce4">
            <text:p>515</text:p>
          </table:table-cell>
          <table:table-cell office:value-type="float" office:value="514.4" table:style-name="ce4">
            <text:p>514</text:p>
          </table:table-cell>
          <table:table-cell office:value-type="float" office:value="648" table:style-name="ce4">
            <text:p>648</text:p>
          </table:table-cell>
          <table:table-cell office:value-type="float" office:value="639.42999999999995" table:style-name="ce4">
            <text:p>639</text:p>
          </table:table-cell>
          <table:table-cell office:value-type="float" office:value="0" table:style-name="ce4">
            <text:p>0</text:p>
          </table:table-cell>
          <table:table-cell office:value-type="float" office:value="7911" table:style-name="ce4">
            <text:p>7,911</text:p>
          </table:table-cell>
          <table:table-cell office:value-type="float" office:value="7714.9933499999997" table:style-name="ce4">
            <text:p>7,715</text:p>
          </table:table-cell>
          <table:table-cell office:value-type="float" office:value="25444856.269999996" table:style-name="ce4">
            <text:p>25,444,856</text:p>
          </table:table-cell>
          <table:table-cell office:value-type="float" office:value="1221065.23" table:style-name="ce4">
            <text:p>1,221,065</text:p>
          </table:table-cell>
          <table:table-cell office:value-type="float" office:value="549467.4" table:style-name="ce4">
            <text:p>549,467</text:p>
          </table:table-cell>
          <table:table-cell office:value-type="float" office:value="72256.97" table:style-name="ce4">
            <text:p>72,257</text:p>
          </table:table-cell>
          <table:table-cell office:value-type="float" office:value="7954523.25" table:style-name="ce4">
            <text:p>7,954,523</text:p>
          </table:table-cell>
          <table:table-cell office:value-type="float" office:value="4354321.6400000006" table:style-name="ce4">
            <text:p>4,354,322</text:p>
          </table:table-cell>
          <table:table-cell office:value-type="float" office:value="39596490.75999999" table:style-name="ce4">
            <text:p>39,596,491</text:p>
          </table:table-cell>
          <table:table-cell office:value-type="float" office:value="8358472.2599999998" table:style-name="ce4">
            <text:p>8,358,472</text:p>
          </table:table-cell>
          <table:table-cell office:value-type="float" office:value="-248494.62999999995" table:style-name="ce4">
            <text:p>-248,495</text:p>
          </table:table-cell>
          <table:table-cell office:value-type="float" office:value="8109977.6299999999" table:style-name="ce4">
            <text:p>8,109,978</text:p>
          </table:table-cell>
          <table:table-cell office:value-type="float" office:value="47706468.389999993" table:style-name="ce4">
            <text:p>47,706,46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2" table:style-name="ce4">
            <text:p>122</text:p>
          </table:table-cell>
          <table:table-cell office:value-type="float" office:value="109.73110000000001" table:style-name="ce4">
            <text:p>110</text:p>
          </table:table-cell>
          <table:table-cell office:value-type="float" office:value="97" table:style-name="ce4">
            <text:p>97</text:p>
          </table:table-cell>
          <table:table-cell office:value-type="float" office:value="91.208649999999992" table:style-name="ce4">
            <text:p>91</text:p>
          </table:table-cell>
          <table:table-cell office:value-type="float" office:value="89" table:style-name="ce4">
            <text:p>89</text:p>
          </table:table-cell>
          <table:table-cell office:value-type="float" office:value="85.691890000000015" table:style-name="ce4">
            <text:p>86</text:p>
          </table:table-cell>
          <table:table-cell office:value-type="float" office:value="15" table:style-name="ce4">
            <text:p>15</text:p>
          </table:table-cell>
          <table:table-cell office:value-type="float" office:value="12.18918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4" table:style-name="ce4">
            <text:p>324</text:p>
          </table:table-cell>
          <table:table-cell office:value-type="float" office:value="299.82082000000003" table:style-name="ce4">
            <text:p>3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4" table:style-name="ce4">
            <text:p>324</text:p>
          </table:table-cell>
          <table:table-cell office:value-type="float" office:value="299.82082000000003" table:style-name="ce4">
            <text:p>300</text:p>
          </table:table-cell>
          <table:table-cell office:value-type="float" office:value="733976.80999999994" table:style-name="ce4">
            <text:p>733,977</text:p>
          </table:table-cell>
          <table:table-cell office:value-type="float" office:value="2210.73" table:style-name="ce4">
            <text:p>2,211</text:p>
          </table:table-cell>
          <table:table-cell office:value-type="float" office:value="-1945.8999999999996" table:style-name="ce4">
            <text:p>-1,946</text:p>
          </table:table-cell>
          <table:table-cell office:value-type="float" office:value="817.38999999999987" table:style-name="ce4">
            <text:p>817</text:p>
          </table:table-cell>
          <table:table-cell office:value-type="float" office:value="198280.90000000002" table:style-name="ce4">
            <text:p>198,281</text:p>
          </table:table-cell>
          <table:table-cell office:value-type="float" office:value="67997.679999999993" table:style-name="ce4">
            <text:p>67,998</text:p>
          </table:table-cell>
          <table:table-cell office:value-type="float" office:value="1001337.6099999999" table:style-name="ce4">
            <text:p>1,001,3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1337.6099999999" table:style-name="ce4">
            <text:p>1,001,33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540" table:style-name="ce4">
            <text:p>9,540</text:p>
          </table:table-cell>
          <table:table-cell office:value-type="float" office:value="8330.371910000109" table:style-name="ce4">
            <text:p>8,330</text:p>
          </table:table-cell>
          <table:table-cell office:value-type="float" office:value="2868" table:style-name="ce4">
            <text:p>2,868</text:p>
          </table:table-cell>
          <table:table-cell office:value-type="float" office:value="2714.862269999996" table:style-name="ce4">
            <text:p>2,715</text:p>
          </table:table-cell>
          <table:table-cell office:value-type="float" office:value="2790" table:style-name="ce4">
            <text:p>2,790</text:p>
          </table:table-cell>
          <table:table-cell office:value-type="float" office:value="2636.4640799999938" table:style-name="ce4">
            <text:p>2,636</text:p>
          </table:table-cell>
          <table:table-cell office:value-type="float" office:value="761" table:style-name="ce4">
            <text:p>761</text:p>
          </table:table-cell>
          <table:table-cell office:value-type="float" office:value="740.51267000000018" table:style-name="ce4">
            <text:p>741</text:p>
          </table:table-cell>
          <table:table-cell office:value-type="float" office:value="70" table:style-name="ce4">
            <text:p>70</text:p>
          </table:table-cell>
          <table:table-cell office:value-type="float" office:value="69.63964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029" table:style-name="ce4">
            <text:p>16,029</text:p>
          </table:table-cell>
          <table:table-cell office:value-type="float" office:value="14491.850570000099" table:style-name="ce4">
            <text:p>14,492</text:p>
          </table:table-cell>
          <table:table-cell office:value-type="float" office:value="1635.05" table:style-name="ce4">
            <text:p>1,635</text:p>
          </table:table-cell>
          <table:table-cell office:value-type="float" office:value="1635.05" table:style-name="ce4">
            <text:p>1,635</text:p>
          </table:table-cell>
          <table:table-cell office:value-type="float" office:value="11.92" table:style-name="ce4">
            <text:p>12</text:p>
          </table:table-cell>
          <table:table-cell office:value-type="float" office:value="11.9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46.97" table:style-name="ce4">
            <text:p>1,647</text:p>
          </table:table-cell>
          <table:table-cell office:value-type="float" office:value="1646.97" table:style-name="ce4">
            <text:p>1,647</text:p>
          </table:table-cell>
          <table:table-cell office:value-type="float" office:value="0" table:style-name="ce4">
            <text:p>0</text:p>
          </table:table-cell>
          <table:table-cell office:value-type="float" office:value="17675.97" table:style-name="ce4">
            <text:p>17,676</text:p>
          </table:table-cell>
          <table:table-cell office:value-type="float" office:value="16138.820570000098" table:style-name="ce4">
            <text:p>16,139</text:p>
          </table:table-cell>
          <table:table-cell office:value-type="float" office:value="35874106.830000006" table:style-name="ce4">
            <text:p>35,874,107</text:p>
          </table:table-cell>
          <table:table-cell office:value-type="float" office:value="634537.81999999995" table:style-name="ce4">
            <text:p>634,538</text:p>
          </table:table-cell>
          <table:table-cell office:value-type="float" office:value="343754" table:style-name="ce4">
            <text:p>343,754</text:p>
          </table:table-cell>
          <table:table-cell office:value-type="float" office:value="523704.54999999993" table:style-name="ce4">
            <text:p>523,705</text:p>
          </table:table-cell>
          <table:table-cell office:value-type="float" office:value="9660446.879999999" table:style-name="ce4">
            <text:p>9,660,447</text:p>
          </table:table-cell>
          <table:table-cell office:value-type="float" office:value="3562952.7" table:style-name="ce4">
            <text:p>3,562,953</text:p>
          </table:table-cell>
          <table:table-cell office:value-type="float" office:value="50599502.780000001" table:style-name="ce4">
            <text:p>50,599,503</text:p>
          </table:table-cell>
          <table:table-cell office:value-type="float" office:value="5916863.1899999995" table:style-name="ce4">
            <text:p>5,916,863</text:p>
          </table:table-cell>
          <table:table-cell office:value-type="float" office:value="7982.46" table:style-name="ce4">
            <text:p>7,982</text:p>
          </table:table-cell>
          <table:table-cell office:value-type="float" office:value="5924845.6499999994" table:style-name="ce4">
            <text:p>5,924,846</text:p>
          </table:table-cell>
          <table:table-cell office:value-type="float" office:value="56524348.43" table:style-name="ce4">
            <text:p>56,524,34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50" table:style-name="ce4">
            <text:p>450</text:p>
          </table:table-cell>
          <table:table-cell office:value-type="float" office:value="401.34655000000004" table:style-name="ce4">
            <text:p>401</text:p>
          </table:table-cell>
          <table:table-cell office:value-type="float" office:value="359" table:style-name="ce4">
            <text:p>359</text:p>
          </table:table-cell>
          <table:table-cell office:value-type="float" office:value="334.2211400000001" table:style-name="ce4">
            <text:p>334</text:p>
          </table:table-cell>
          <table:table-cell office:value-type="float" office:value="311" table:style-name="ce4">
            <text:p>311</text:p>
          </table:table-cell>
          <table:table-cell office:value-type="float" office:value="298.40380000000016" table:style-name="ce4">
            <text:p>298</text:p>
          </table:table-cell>
          <table:table-cell office:value-type="float" office:value="98" table:style-name="ce4">
            <text:p>98</text:p>
          </table:table-cell>
          <table:table-cell office:value-type="float" office:value="96.421640000000011" table:style-name="ce4">
            <text:p>96</text:p>
          </table:table-cell>
          <table:table-cell office:value-type="float" office:value="11" table:style-name="ce4">
            <text:p>11</text:p>
          </table:table-cell>
          <table:table-cell office:value-type="float" office:value="10.0653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29" table:style-name="ce4">
            <text:p>1,229</text:p>
          </table:table-cell>
          <table:table-cell office:value-type="float" office:value="1140.4584500000003" table:style-name="ce4">
            <text:p>1,1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29" table:style-name="ce4">
            <text:p>1,229</text:p>
          </table:table-cell>
          <table:table-cell office:value-type="float" office:value="1140.4584500000003" table:style-name="ce4">
            <text:p>1,140</text:p>
          </table:table-cell>
          <table:table-cell office:value-type="float" office:value="3462679.76" table:style-name="ce4">
            <text:p>3,462,680</text:p>
          </table:table-cell>
          <table:table-cell office:value-type="float" office:value="6112.8299999999981" table:style-name="ce4">
            <text:p>6,113</text:p>
          </table:table-cell>
          <table:table-cell office:value-type="float" office:value="42091.67" table:style-name="ce4">
            <text:p>42,092</text:p>
          </table:table-cell>
          <table:table-cell office:value-type="float" office:value="41500.009999999995" table:style-name="ce4">
            <text:p>41,500</text:p>
          </table:table-cell>
          <table:table-cell office:value-type="float" office:value="748045.16999999993" table:style-name="ce4">
            <text:p>748,045</text:p>
          </table:table-cell>
          <table:table-cell office:value-type="float" office:value="293975.41000000003" table:style-name="ce4">
            <text:p>293,975</text:p>
          </table:table-cell>
          <table:table-cell office:value-type="float" office:value="4594404.8499999996" table:style-name="ce4">
            <text:p>4,594,405</text:p>
          </table:table-cell>
          <table:table-cell office:value-type="float" office:value="54079.64" table:style-name="ce4">
            <text:p>54,080</text:p>
          </table:table-cell>
          <table:table-cell office:value-type="float" office:value="0" table:style-name="ce4">
            <text:p>0</text:p>
          </table:table-cell>
          <table:table-cell office:value-type="float" office:value="54079.64" table:style-name="ce4">
            <text:p>54,080</text:p>
          </table:table-cell>
          <table:table-cell office:value-type="float" office:value="4648484.4899999993" table:style-name="ce4">
            <text:p>4,648,48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9716" table:style-name="ce4">
            <text:p>29,716</text:p>
          </table:table-cell>
          <table:table-cell office:value-type="float" office:value="28026.123360000376" table:style-name="ce4">
            <text:p>28,026</text:p>
          </table:table-cell>
          <table:table-cell office:value-type="float" office:value="7207" table:style-name="ce4">
            <text:p>7,207</text:p>
          </table:table-cell>
          <table:table-cell office:value-type="float" office:value="6887.4407400000409" table:style-name="ce4">
            <text:p>6,887</text:p>
          </table:table-cell>
          <table:table-cell office:value-type="float" office:value="7702" table:style-name="ce4">
            <text:p>7,702</text:p>
          </table:table-cell>
          <table:table-cell office:value-type="float" office:value="7366.9186900000223" table:style-name="ce4">
            <text:p>7,367</text:p>
          </table:table-cell>
          <table:table-cell office:value-type="float" office:value="976" table:style-name="ce4">
            <text:p>976</text:p>
          </table:table-cell>
          <table:table-cell office:value-type="float" office:value="957.20582000000002" table:style-name="ce4">
            <text:p>957</text:p>
          </table:table-cell>
          <table:table-cell office:value-type="float" office:value="55" table:style-name="ce4">
            <text:p>55</text:p>
          </table:table-cell>
          <table:table-cell office:value-type="float" office:value="54.6" table:style-name="ce4">
            <text:p>55</text:p>
          </table:table-cell>
          <table:table-cell office:value-type="float" office:value="22468" table:style-name="ce4">
            <text:p>22,468</text:p>
          </table:table-cell>
          <table:table-cell office:value-type="float" office:value="20875.271869999931" table:style-name="ce4">
            <text:p>20,875</text:p>
          </table:table-cell>
          <table:table-cell office:value-type="float" office:value="68124" table:style-name="ce4">
            <text:p>68,124</text:p>
          </table:table-cell>
          <table:table-cell office:value-type="float" office:value="64167.560480000371" table:style-name="ce4">
            <text:p>64,168</text:p>
          </table:table-cell>
          <table:table-cell office:value-type="float" office:value="1147.8420021583836" table:style-name="ce4">
            <text:p>1,148</text:p>
          </table:table-cell>
          <table:table-cell office:value-type="float" office:value="1147.8420021583836" table:style-name="ce4">
            <text:p>1,148</text:p>
          </table:table-cell>
          <table:table-cell office:value-type="float" office:value="0.2" table:style-name="ce4">
            <text:p>0</text:p>
          </table:table-cell>
          <table:table-cell office:value-type="float" office:value="0.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48.0420021583836" table:style-name="ce4">
            <text:p>1,148</text:p>
          </table:table-cell>
          <table:table-cell office:value-type="float" office:value="1148.0420021583836" table:style-name="ce4">
            <text:p>1,148</text:p>
          </table:table-cell>
          <table:table-cell office:value-type="float" office:value="0" table:style-name="ce4">
            <text:p>0</text:p>
          </table:table-cell>
          <table:table-cell office:value-type="float" office:value="69272.042002158385" table:style-name="ce4">
            <text:p>69,272</text:p>
          </table:table-cell>
          <table:table-cell office:value-type="float" office:value="65315.602482158756" table:style-name="ce4">
            <text:p>65,316</text:p>
          </table:table-cell>
          <table:table-cell office:value-type="float" office:value="145701082.64999998" table:style-name="ce4">
            <text:p>145,701,083</text:p>
          </table:table-cell>
          <table:table-cell office:value-type="float" office:value="25568934.049999997" table:style-name="ce4">
            <text:p>25,568,934</text:p>
          </table:table-cell>
          <table:table-cell office:value-type="float" office:value="733050.89999999991" table:style-name="ce4">
            <text:p>733,051</text:p>
          </table:table-cell>
          <table:table-cell office:value-type="float" office:value="7960086.2300000004" table:style-name="ce4">
            <text:p>7,960,086</text:p>
          </table:table-cell>
          <table:table-cell office:value-type="float" office:value="61109929.320000008" table:style-name="ce4">
            <text:p>61,109,929</text:p>
          </table:table-cell>
          <table:table-cell office:value-type="float" office:value="24960098.819999997" table:style-name="ce4">
            <text:p>24,960,099</text:p>
          </table:table-cell>
          <table:table-cell office:value-type="float" office:value="266033181.96999997" table:style-name="ce4">
            <text:p>266,033,182</text:p>
          </table:table-cell>
          <table:table-cell office:value-type="float" office:value="4087067.67" table:style-name="ce4">
            <text:p>4,087,068</text:p>
          </table:table-cell>
          <table:table-cell office:value-type="float" office:value="266774.81" table:style-name="ce4">
            <text:p>266,775</text:p>
          </table:table-cell>
          <table:table-cell office:value-type="float" office:value="4353842.4799999995" table:style-name="ce4">
            <text:p>4,353,842</text:p>
          </table:table-cell>
          <table:table-cell office:value-type="float" office:value="270387024.44999999" table:style-name="ce4">
            <text:p>270,387,02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93" table:style-name="ce4">
            <text:p>1,093</text:p>
          </table:table-cell>
          <table:table-cell office:value-type="float" office:value="994.98595999999725" table:style-name="ce4">
            <text:p>995</text:p>
          </table:table-cell>
          <table:table-cell office:value-type="float" office:value="437" table:style-name="ce4">
            <text:p>437</text:p>
          </table:table-cell>
          <table:table-cell office:value-type="float" office:value="417.49026000000009" table:style-name="ce4">
            <text:p>417</text:p>
          </table:table-cell>
          <table:table-cell office:value-type="float" office:value="182" table:style-name="ce4">
            <text:p>182</text:p>
          </table:table-cell>
          <table:table-cell office:value-type="float" office:value="172.53107999999997" table:style-name="ce4">
            <text:p>173</text:p>
          </table:table-cell>
          <table:table-cell office:value-type="float" office:value="29" table:style-name="ce4">
            <text:p>29</text:p>
          </table:table-cell>
          <table:table-cell office:value-type="float" office:value="28.529730000000001" table:style-name="ce4">
            <text:p>29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45" table:style-name="ce4">
            <text:p>1,745</text:p>
          </table:table-cell>
          <table:table-cell office:value-type="float" office:value="1617.5370299999972" table:style-name="ce4">
            <text:p>1,618</text:p>
          </table:table-cell>
          <table:table-cell office:value-type="float" office:value="179" table:style-name="ce4">
            <text:p>179</text:p>
          </table:table-cell>
          <table:table-cell office:value-type="float" office:value="164.6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9" table:style-name="ce4">
            <text:p>179</text:p>
          </table:table-cell>
          <table:table-cell office:value-type="float" office:value="164.6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1924" table:style-name="ce4">
            <text:p>1,924</text:p>
          </table:table-cell>
          <table:table-cell office:value-type="float" office:value="1782.1370299999971" table:style-name="ce4">
            <text:p>1,782</text:p>
          </table:table-cell>
          <table:table-cell office:value-type="float" office:value="3577507.56" table:style-name="ce4">
            <text:p>3,577,508</text:p>
          </table:table-cell>
          <table:table-cell office:value-type="float" office:value="70987.01999999999" table:style-name="ce4">
            <text:p>70,987</text:p>
          </table:table-cell>
          <table:table-cell office:value-type="float" office:value="23734.78" table:style-name="ce4">
            <text:p>23,735</text:p>
          </table:table-cell>
          <table:table-cell office:value-type="float" office:value="296039.43" table:style-name="ce4">
            <text:p>296,039</text:p>
          </table:table-cell>
          <table:table-cell office:value-type="float" office:value="928312.95" table:style-name="ce4">
            <text:p>928,313</text:p>
          </table:table-cell>
          <table:table-cell office:value-type="float" office:value="365485.41000000003" table:style-name="ce4">
            <text:p>365,485</text:p>
          </table:table-cell>
          <table:table-cell office:value-type="float" office:value="5262067.1500000004" table:style-name="ce4">
            <text:p>5,262,067</text:p>
          </table:table-cell>
          <table:table-cell office:value-type="float" office:value="488193.25" table:style-name="ce4">
            <text:p>488,193</text:p>
          </table:table-cell>
          <table:table-cell office:value-type="float" office:value="0" table:style-name="ce4">
            <text:p>0</text:p>
          </table:table-cell>
          <table:table-cell office:value-type="float" office:value="488193.25" table:style-name="ce4">
            <text:p>488,193</text:p>
          </table:table-cell>
          <table:table-cell office:value-type="float" office:value="5750260.4000000004" table:style-name="ce4">
            <text:p>5,750,26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46" table:style-name="ce4">
            <text:p>2,246</text:p>
          </table:table-cell>
          <table:table-cell office:value-type="float" office:value="2019.6532882882818" table:style-name="ce4">
            <text:p>2,020</text:p>
          </table:table-cell>
          <table:table-cell office:value-type="float" office:value="2246" table:style-name="ce4">
            <text:p>2,246</text:p>
          </table:table-cell>
          <table:table-cell office:value-type="float" office:value="2019.6532882882818" table:style-name="ce4">
            <text:p>2,020</text:p>
          </table:table-cell>
          <table:table-cell office:value-type="float" office:value="57" table:style-name="ce4">
            <text:p>57</text:p>
          </table:table-cell>
          <table:table-cell office:value-type="float" office:value="57" table:style-name="ce4">
            <text:p>57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2306" table:style-name="ce4">
            <text:p>2,306</text:p>
          </table:table-cell>
          <table:table-cell office:value-type="float" office:value="2079.6532882882821" table:style-name="ce4">
            <text:p>2,080</text:p>
          </table:table-cell>
          <table:table-cell office:value-type="float" office:value="9401198.7599999998" table:style-name="ce4">
            <text:p>9,401,1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01198.7599999998" table:style-name="ce4">
            <text:p>9,401,199</text:p>
          </table:table-cell>
          <table:table-cell office:value-type="float" office:value="621933.21" table:style-name="ce4">
            <text:p>621,933</text:p>
          </table:table-cell>
          <table:table-cell office:value-type="float" office:value="0" table:style-name="ce4">
            <text:p>0</text:p>
          </table:table-cell>
          <table:table-cell office:value-type="float" office:value="621933.21" table:style-name="ce4">
            <text:p>621,933</text:p>
          </table:table-cell>
          <table:table-cell office:value-type="float" office:value="10023131.969999999" table:style-name="ce4">
            <text:p>10,023,13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9" table:style-name="ce4">
            <text:p>109</text:p>
          </table:table-cell>
          <table:table-cell office:value-type="float" office:value="101.45" table:style-name="ce4">
            <text:p>101</text:p>
          </table:table-cell>
          <table:table-cell office:value-type="float" office:value="109" table:style-name="ce4">
            <text:p>109</text:p>
          </table:table-cell>
          <table:table-cell office:value-type="float" office:value="101.45" table:style-name="ce4">
            <text:p>1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9" table:style-name="ce4">
            <text:p>109</text:p>
          </table:table-cell>
          <table:table-cell office:value-type="float" office:value="101.45" table:style-name="ce4">
            <text:p>101</text:p>
          </table:table-cell>
          <table:table-cell office:value-type="float" office:value="615851" table:style-name="ce4">
            <text:p>615,851</text:p>
          </table:table-cell>
          <table:table-cell office:value-type="float" office:value="0" table:style-name="ce4">
            <text:p>0</text:p>
          </table:table-cell>
          <table:table-cell office:value-type="float" office:value="1050" table:style-name="ce4">
            <text:p>1,0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6901" table:style-name="ce4">
            <text:p>616,9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6901" table:style-name="ce4">
            <text:p>616,90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24.6" table:style-name="ce4">
            <text:p>25</text:p>
          </table:table-cell>
          <table:table-cell office:value-type="float" office:value="62" table:style-name="ce4">
            <text:p>62</text:p>
          </table:table-cell>
          <table:table-cell office:value-type="float" office:value="61" table:style-name="ce4">
            <text:p>61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104" table:style-name="ce4">
            <text:p>104</text:p>
          </table:table-cell>
          <table:table-cell office:value-type="float" office:value="101.4" table:style-name="ce4">
            <text:p>10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3.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08" table:style-name="ce4">
            <text:p>108</text:p>
          </table:table-cell>
          <table:table-cell office:value-type="float" office:value="104.5" table:style-name="ce4">
            <text:p>105</text:p>
          </table:table-cell>
          <table:table-cell office:value-type="float" office:value="331812.08" table:style-name="ce4">
            <text:p>331,812</text:p>
          </table:table-cell>
          <table:table-cell office:value-type="float" office:value="4327.57" table:style-name="ce4">
            <text:p>4,328</text:p>
          </table:table-cell>
          <table:table-cell office:value-type="float" office:value="0" table:style-name="ce4">
            <text:p>0</text:p>
          </table:table-cell>
          <table:table-cell office:value-type="float" office:value="995.94" table:style-name="ce4">
            <text:p>996</text:p>
          </table:table-cell>
          <table:table-cell office:value-type="float" office:value="81642.850000000006" table:style-name="ce4">
            <text:p>81,643</text:p>
          </table:table-cell>
          <table:table-cell office:value-type="float" office:value="36823.370000000003" table:style-name="ce4">
            <text:p>36,823</text:p>
          </table:table-cell>
          <table:table-cell office:value-type="float" office:value="455601.81000000006" table:style-name="ce4">
            <text:p>455,602</text:p>
          </table:table-cell>
          <table:table-cell office:value-type="float" office:value="25547.4" table:style-name="ce4">
            <text:p>25,547</text:p>
          </table:table-cell>
          <table:table-cell office:value-type="float" office:value="2352" table:style-name="ce4">
            <text:p>2,352</text:p>
          </table:table-cell>
          <table:table-cell office:value-type="float" office:value="27899.4" table:style-name="ce4">
            <text:p>27,899</text:p>
          </table:table-cell>
          <table:table-cell office:value-type="float" office:value="483501.21000000008" table:style-name="ce4">
            <text:p>483,50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office:value-type="float" office:value="37.229999999999997" table:style-name="ce4">
            <text:p>37</text:p>
          </table:table-cell>
          <table:table-cell office:value-type="float" office:value="41" table:style-name="ce4">
            <text:p>41</text:p>
          </table:table-cell>
          <table:table-cell office:value-type="float" office:value="37.229999999999997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" table:style-name="ce4">
            <text:p>41</text:p>
          </table:table-cell>
          <table:table-cell office:value-type="float" office:value="37.229999999999997" table:style-name="ce4">
            <text:p>37</text:p>
          </table:table-cell>
          <table:table-cell office:value-type="float" office:value="281967.52" table:style-name="ce4">
            <text:p>281,96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1967.52" table:style-name="ce4">
            <text:p>281,96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1967.52" table:style-name="ce4">
            <text:p>281,96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5" table:style-name="ce4">
            <text:p>15</text:p>
          </table:table-cell>
          <table:table-cell office:value-type="float" office:value="14.1" table:style-name="ce4">
            <text:p>14</text:p>
          </table:table-cell>
          <table:table-cell office:value-type="float" office:value="132" table:style-name="ce4">
            <text:p>132</text:p>
          </table:table-cell>
          <table:table-cell office:value-type="float" office:value="128.5" table:style-name="ce4">
            <text:p>129</text:p>
          </table:table-cell>
          <table:table-cell office:value-type="float" office:value="55" table:style-name="ce4">
            <text:p>55</text:p>
          </table:table-cell>
          <table:table-cell office:value-type="float" office:value="53.9" table:style-name="ce4">
            <text:p>54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5" table:style-name="ce4">
            <text:p>215</text:p>
          </table:table-cell>
          <table:table-cell office:value-type="float" office:value="208.5" table:style-name="ce4">
            <text:p>209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24" table:style-name="ce4">
            <text:p>224</text:p>
          </table:table-cell>
          <table:table-cell office:value-type="float" office:value="217.5" table:style-name="ce4">
            <text:p>218</text:p>
          </table:table-cell>
          <table:table-cell office:value-type="float" office:value="518854.59" table:style-name="ce4">
            <text:p>518,855</text:p>
          </table:table-cell>
          <table:table-cell office:value-type="float" office:value="3248.6" table:style-name="ce4">
            <text:p>3,249</text:p>
          </table:table-cell>
          <table:table-cell office:value-type="float" office:value="36225" table:style-name="ce4">
            <text:p>36,225</text:p>
          </table:table-cell>
          <table:table-cell office:value-type="float" office:value="2400.7399999999998" table:style-name="ce4">
            <text:p>2,401</text:p>
          </table:table-cell>
          <table:table-cell office:value-type="float" office:value="126657.87000000001" table:style-name="ce4">
            <text:p>126,658</text:p>
          </table:table-cell>
          <table:table-cell office:value-type="float" office:value="54004.880000000005" table:style-name="ce4">
            <text:p>54,005</text:p>
          </table:table-cell>
          <table:table-cell office:value-type="float" office:value="741391.67999999993" table:style-name="ce4">
            <text:p>741,392</text:p>
          </table:table-cell>
          <table:table-cell office:value-type="float" office:value="18456.78" table:style-name="ce4">
            <text:p>18,457</text:p>
          </table:table-cell>
          <table:table-cell office:value-type="float" office:value="0" table:style-name="ce4">
            <text:p>0</text:p>
          </table:table-cell>
          <table:table-cell office:value-type="float" office:value="18456.78" table:style-name="ce4">
            <text:p>18,457</text:p>
          </table:table-cell>
          <table:table-cell office:value-type="float" office:value="759848.46" table:style-name="ce4">
            <text:p>759,84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12.6" table:style-name="ce4">
            <text:p>13</text:p>
          </table:table-cell>
          <table:table-cell office:value-type="float" office:value="46" table:style-name="ce4">
            <text:p>46</text:p>
          </table:table-cell>
          <table:table-cell office:value-type="float" office:value="44.11" table:style-name="ce4">
            <text:p>44</text:p>
          </table:table-cell>
          <table:table-cell office:value-type="float" office:value="29" table:style-name="ce4">
            <text:p>29</text:p>
          </table:table-cell>
          <table:table-cell office:value-type="float" office:value="28.81" table:style-name="ce4">
            <text:p>2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89.52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89.52" table:style-name="ce4">
            <text:p>90</text:p>
          </table:table-cell>
          <table:table-cell office:value-type="float" office:value="421484.18000000005" table:style-name="ce4">
            <text:p>421,484</text:p>
          </table:table-cell>
          <table:table-cell office:value-type="float" office:value="4931.51" table:style-name="ce4">
            <text:p>4,932</text:p>
          </table:table-cell>
          <table:table-cell office:value-type="float" office:value="130" table:style-name="ce4">
            <text:p>130</text:p>
          </table:table-cell>
          <table:table-cell office:value-type="float" office:value="0" table:style-name="ce4">
            <text:p>0</text:p>
          </table:table-cell>
          <table:table-cell office:value-type="float" office:value="85719.08" table:style-name="ce4">
            <text:p>85,719</text:p>
          </table:table-cell>
          <table:table-cell office:value-type="float" office:value="42444.030000000006" table:style-name="ce4">
            <text:p>42,444</text:p>
          </table:table-cell>
          <table:table-cell office:value-type="float" office:value="554708.80000000005" table:style-name="ce4">
            <text:p>554,7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4708.80000000005" table:style-name="ce4">
            <text:p>554,70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September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5" table:style-name="ce4">
            <text:p>5</text:p>
          </table:table-cell>
          <table:table-cell office:value-type="float" office:value="4.5999999999999996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20" table:style-name="ce4">
            <text:p>20</text:p>
          </table:table-cell>
          <table:table-cell office:value-type="float" office:value="19.559999999999999" table:style-name="ce4">
            <text:p>20</text:p>
          </table:table-cell>
          <table:table-cell office:value-type="float" office:value="14" table:style-name="ce4">
            <text:p>14</text:p>
          </table:table-cell>
          <table:table-cell office:value-type="float" office:value="13.86" table:style-name="ce4">
            <text:p>1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6" table:style-name="ce4">
            <text:p>56</text:p>
          </table:table-cell>
          <table:table-cell office:value-type="float" office:value="49.62" table:style-name="ce4">
            <text:p>5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53.62" table:style-name="ce4">
            <text:p>54</text:p>
          </table:table-cell>
          <table:table-cell office:value-type="float" office:value="188701.63" table:style-name="ce4">
            <text:p>188,702</text:p>
          </table:table-cell>
          <table:table-cell office:value-type="float" office:value="3534.9300000000003" table:style-name="ce4">
            <text:p>3,535</text:p>
          </table:table-cell>
          <table:table-cell office:value-type="float" office:value="18300" table:style-name="ce4">
            <text:p>18,300</text:p>
          </table:table-cell>
          <table:table-cell office:value-type="float" office:value="0" table:style-name="ce4">
            <text:p>0</text:p>
          </table:table-cell>
          <table:table-cell office:value-type="float" office:value="54112.06" table:style-name="ce4">
            <text:p>54,112</text:p>
          </table:table-cell>
          <table:table-cell office:value-type="float" office:value="21831.050000000003" table:style-name="ce4">
            <text:p>21,831</text:p>
          </table:table-cell>
          <table:table-cell office:value-type="float" office:value="286479.67" table:style-name="ce4">
            <text:p>286,480</text:p>
          </table:table-cell>
          <table:table-cell office:value-type="float" office:value="49166.35" table:style-name="ce4">
            <text:p>49,166</text:p>
          </table:table-cell>
          <table:table-cell office:value-type="float" office:value="0" table:style-name="ce4">
            <text:p>0</text:p>
          </table:table-cell>
          <table:table-cell office:value-type="float" office:value="49166.35" table:style-name="ce4">
            <text:p>49,166</text:p>
          </table:table-cell>
          <table:table-cell office:value-type="float" office:value="335646.01999999996" table:style-name="ce4">
            <text:p>335,646</text:p>
          </table:table-cell>
          <table:table-cell table:number-columns-repeated="16343"/>
        </table:table-row>
        <table:table-row table:number-rows-repeated="14" table:style-name="ro2">
          <table:table-cell table:style-name="ce3"/>
          <table:table-cell table:number-columns-repeated="4" table:style-name="ce1"/>
          <table:table-cell table:number-columns-repeated="36" table:style-name="ce4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3-12-06T14:57:55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